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4.25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1.73cm"/>
    </style:style>
    <style:style style:name="co9" style:family="table-column">
      <style:table-column-properties fo:break-before="auto" style:column-width="14.49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Tasks">
      <style:table-properties table:display="true" style:writing-mode="lr-tb"/>
    </style:style>
    <style:style style:name="ta2" style:family="table" style:master-page-name="PageStyle_5f_Bugs_20__26__20_Improvements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3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67886" style:text-outline="false" style:text-line-through-style="none" style:text-line-through-type="none" style:font-name="Aptos Narrow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DO&quot;;&quot;IN PROGRESS&quot;;&quot;DONE&quot;;&quot;BLOCKED&quot;)" table:allow-empty-cell="true" table:display-list="unsorted" table:base-cell-address="'Bugs &amp; Improvements'.D2">
          <table:help-message table:display="true"/>
          <table:error-message table:message-type="stop" table:display="true"/>
        </table:content-validation>
        <table:content-validation table:name="val2" table:condition="of:cell-content-is-in-list(&quot;BUG&quot;;&quot;IMPROVEMENT&quot;)" table:allow-empty-cell="true" table:display-list="unsorted" table:base-cell-address="'Bugs &amp; Improvements'.E1">
          <table:help-message table:display="true"/>
          <table:error-message table:message-type="stop" table:display="true"/>
        </table:content-validation>
      </table:content-validations>
      <table:table table:name="Task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d Hours</text:p>
          </table:table-cell>
          <table:table-cell table:style-name="ce4" office:value-type="string" calcext:value-type="string">
            <text:p>Status</text:p>
          </table:table-cell>
          <table:table-cell table:style-name="ce1" office:value-type="string" calcext:value-type="string">
            <text:p>Is Training?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templat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Yrs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Instanc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Option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obile theme <text:s/>fit and finish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vitation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Forgotten password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catalogu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Search (Elastica)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edit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atpch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locked E-Mail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Report Bug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ntenance Mod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ug Report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ookie Policy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nit Test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line SVGs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ler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ject build environment to API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/>
          <table:table-cell office:value-type="string" calcext:value-type="string">
            <text:p>Probably needs tweaking. Very dirty ATM.</text:p>
          </table:table-cell>
          <table:table-cell table:style-name="Default" table:number-columns-repeated="16378"/>
        </table:table-row>
        <table:table-row table:style-name="ro2">
          <table:table-cell office:value-type="string" calcext:value-type="string">
            <text:p>Upload Images</text:p>
          </table:table-cell>
          <table:table-cell table:style-name="ce2"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Add templates from puzzle screen</text:p>
          </table:table-cell>
          <table:table-cell office:value-type="string" calcext:value-type="string">
            <text:p>Bet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User Promotion Command</text:p>
          </table:table-cell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Tabs Resizing event</text:p>
          </table:table-cell>
          <table:table-cell office:value-type="string" calcext:value-type="string">
            <text:p>Alpha</text:p>
          </table:table-cell>
          <table:table-cell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Check all registration and forgotten password emails for mail.conundrumcodex.com sender domain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Remove dummy Slideshow element.</text:p>
          </table:table-cell>
          <table:table-cell table:number-columns-repeated="2"/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number-columns-repeated="3"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number-columns-repeated="3"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number-columns-repeated="3"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3" table:number-rows-repeated="1048545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calcext:conditional-formats>
          <calcext:conditional-format calcext:target-range-address="Tasks.E2:Tasks.E10 Tasks.D1:Tasks.D30">
            <calcext:condition calcext:apply-style-name="ConditionalStyle_8" calcext:value="=&quot;DONE&quot;" calcext:base-cell-address="Tasks.D1"/>
            <calcext:condition calcext:apply-style-name="ConditionalStyle_7" calcext:value="=&quot;TODO&quot;" calcext:base-cell-address="Tasks.D1"/>
            <calcext:condition calcext:apply-style-name="ConditionalStyle_6" calcext:value="contains-text(&quot;BLOCKED&quot;)" calcext:base-cell-address="Tasks.D1"/>
            <calcext:condition calcext:apply-style-name="ConditionalStyle_5" calcext:value="contains-text(&quot;IN PROGRESS&quot;)" calcext:base-cell-address="Tasks.D1"/>
          </calcext:conditional-format>
        </calcext:conditional-formats>
      </table:table>
      <table:table table:name="Bugs &amp; Improvements" table:style-name="ta2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8" office:value-type="string" calcext:value-type="string">
            <text:p>Task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Estimated Hours</text:p>
          </table:table-cell>
          <table:table-cell table:style-name="ce9" office:value-type="string" calcext:value-type="string">
            <text:p>Status</text:p>
          </table:table-cell>
          <table:table-cell table:style-name="ce11" table:content-validation-name="val2" office:value-type="string" calcext:value-type="string">
            <text:p>Bug/Improvement</text:p>
          </table:table-cell>
          <table:table-cell table:style-name="ce8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style-name="ce12" table:content-validation-name="val2"/>
          <table:table-cell table:style-name="ce7"/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4" table:number-rows-repeated="3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4" table:number-rows-repeated="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/>
          <table:table-cell table:style-name="Default" table:number-columns-repeated="16378"/>
        </table:table-row>
        <table:table-row table:style-name="ro4" table:number-rows-repeated="5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 table:number-rows-repeated="1048559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calcext:conditional-formats>
          <calcext:conditional-format calcext:target-range-address="'Bugs &amp; Improvements'.E1:'Bugs &amp; Improvements'.E1 'Bugs &amp; Improvements'.D1:'Bugs &amp; Improvements'.D16">
            <calcext:condition calcext:apply-style-name="ConditionalStyle_4" calcext:value="=&quot;DONE&quot;" calcext:base-cell-address="'Bugs &amp; Improvements'.D1"/>
            <calcext:condition calcext:apply-style-name="ConditionalStyle_3" calcext:value="=&quot;TODO&quot;" calcext:base-cell-address="'Bugs &amp; Improvements'.D1"/>
            <calcext:condition calcext:apply-style-name="ConditionalStyle_2" calcext:value="contains-text(&quot;BLOCKED&quot;)" calcext:base-cell-address="'Bugs &amp; Improvements'.D1"/>
            <calcext:condition calcext:apply-style-name="ConditionalStyle_1" calcext:value="contains-text(&quot;IN PROGRESS&quot;)" calcext:base-cell-address="'Bugs &amp; Improvements'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 loext:blank-width-char="("> </number:text>
      <number:fill-character> </number:fill-character>
      <number:text>- _)</number:text>
    </number:number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1" fo:font-family="'Aptos Narrow'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2" style:display-name="ConditionalStyle_2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6" style:display-name="ConditionalStyle_6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5">00/00/0000</text:date>, <text:time style:data-style-name="N2" text:time-value="22:19:55.4789695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gs_20__26__20_Improvements" style:display-name="PageStyle_Bugs &amp; Improvem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m Baynham</meta:initial-creator>
    <meta:creation-date>2025-07-15T08:24:58</meta:creation-date>
    <dc:date>2025-12-25T22:58:36.001142894</dc:date>
    <meta:generator>LibreOffice/25.8.3.2$Linux_X86_64 LibreOffice_project/580$Build-2</meta:generator>
    <meta:editing-duration>PT8H40M31S</meta:editing-duration>
    <meta:editing-cycles>17</meta:editing-cycles>
    <meta:document-statistic meta:table-count="2" meta:cell-count="126" meta:object-count="0"/>
    <meta:user-defined meta:name="AppVersion">16.0300</meta:user-defined>
  </office:meta>
</office:document-meta>
</file>